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06 01:58   |   <text:a xlink:type="simple" xlink:href="http://palinfo.habago.org/Entry?Command=Information_PrintForum&amp;iPage=9&amp;sType=FORUM#FORUM37515"><text:span text:style-name="T2">#</text:span></text:a></text:p>
      <text:p text:style-name="P2">卡韓政變<text:span text:style-name="T3"><text:s/>(71)</text:span>：團誰的結？<text:span text:style-name="T3"> <text:line-break/><text:line-break/></text:span>陳真<text:span text:style-name="T3"><text:s/>2019. 06. 06. <text:line-break/><text:line-break/><text:line-break/></text:span>郭董每天暴怒，口渴了，就暴怒，罵隨扈怎麼不隨身帶水？<text:span text:style-name="T3">(</text:span>他是不會自己帶嗎？<text:span text:style-name="T3">) </text:span>更早之前，醜態百出地假裝親民，蹲在地上給記者綁鞋帶，被大家笑了，他也暴怒。他真的是很奇怪，很幼稚。<text:span text:style-name="T3"> <text:line-break/><text:line-break/></text:span>這兩天，有個<text:span text:style-name="T3"><text:s/>"</text:span>鏡周刊<text:span text:style-name="T3">" </text:span>報導郭董背後指揮黑韓的什麼影武者是馬英九以及一大票溫溫吞吞像太監的前國民黨高官。他一聽，馬上又暴怒，大罵說他怎麼可能接受他人指揮？<text:span text:style-name="T3"> <text:line-break/><text:line-break/></text:span>這回，我得幫郭董講話。他講得沒錯，他<text:span text:style-name="T3"><text:s/>"</text:span>霸氣<text:span text:style-name="T3">" </text:span>十足，怎麼可能接受指揮？郭董的背後就是美國主子。至於吳敦義與楊秋興等人，乃是為其所用，為其所使喚，呼之即來，揮之即去，當然不是什麼影武者。<text:span text:style-name="T3"> <text:line-break/><text:line-break/></text:span>至於馬英九，我敢以人格保證，這一切抹黑行徑，絕對與馬英九無關。馬是挺郭沒錯，但馬不是那種陰暗個性。馬如果那麼厲害，還當什麼黑韓的影武者，那麼，明天太陽肯定會從西邊出來。郭的側翼是吳敦義，不是馬英九。至於楊秋興，郭台銘則是完全把他當成下人看待。<text:span text:style-name="T3"> <text:line-break/><text:line-break/></text:span>不斷抹黑韓國瑜、不斷用各種下三濫手段傷害韓國瑜的，就是郭台銘，透過無數媒體及一大票媒體人、藍綠名嘴與政客<text:span text:style-name="T3"><text:s/>(</text:span>族繁不及備載。其中最為惡劣卑鄙的就是蔡正元和唐湘龍及吳子嘉。唐湘龍至今還罵韓國瑜罵得義正詞嚴，真是有夠無恥。另外還有一位我不敢點名，女的。<text:span text:style-name="T3">)</text:span>，就像一群歹徒集團那樣，瘋狂行事，企圖置韓於死地，對其進行人格謀殺。<text:span text:style-name="T3"> <text:line-break/><text:line-break/></text:span>這樣一種惡勢力的集結與胡作非為，就是韓國瑜所說的<text:span text:style-name="T3"><text:s/>"</text:span>黑韓產業鏈<text:span text:style-name="T3">"</text:span>，這條無遠弗藉的產業鏈的出資大老闆，當然就是代表美國利益的郭董，財大氣粗，眾人搶食。<text:span text:style-name="T3"> <text:line-break/><text:line-break/></text:span>很多人說，國民黨不要再黨內互打了，大家要團結啊。這話不對，因為沒有<text:span text:style-name="T3"><text:s/>"</text:span>互<text:span text:style-name="T3">" </text:span>打，從頭到尾只有韓國瑜一人不斷<text:span text:style-name="T3"><text:s/>"</text:span>被<text:span text:style-name="T3">" </text:span>打。不光是打，而且還圍毆、砍刀子，存心就是要往死裡打。這也是為什麼我一直說這是一種<text:span text:style-name="T3"><text:s/>"</text:span>政變<text:span text:style-name="T3">" </text:span>的原因，因為韓國瑜太<text:span text:style-name="T3"><text:s/>"</text:span>不<text:span text:style-name="T3">" </text:span>國民黨了。<text:span text:style-name="T3"> <text:line-break/><text:line-break/></text:span>韓的崛起本身，無異於對國民黨既有體質與宦官文化及其權力結構的一種政變。政變他人者，人恆政變之。也就是說，雙方是很難找到和平共存的妥協點的。<text:span text:style-name="T3"> <text:line-break/><text:line-break/></text:span>倘若韓只是當個市長，也許表面上勉強還能相安無事。但是韓若想當總統，那麼，傳統國民黨這些人恐怕就得跟他拼命才行，綠營當然就更不用說了。而且，綠營才是奧步天王，至今尚未出場。<text:span text:style-name="T3"> <text:line-break/><text:line-break/></text:span>這可以說是台灣二、三十年來頭一次在顏色上混淆了界限，你很難再用藍綠思維來解釋這樣一場反韓政變；不管是誰政誰的變，彼此之間的利害衝突不再只是一種統獨顏色之分，而是某種利益與權力結構的重組。<text:span text:style-name="T3"> <text:line-break/><text:line-break/></text:span>韓國瑜帶起一股厭惡既有政治現狀的聲音，謂之韓流。韓流組成，大多不是國民黨的傳統支持者。韓流所及，不管藍綠，許多既得利益階級都會遭殃。這也是為什麼韓國瑜會成為藍綠一致打殺的對象之原因。<text:span text:style-name="T3"> <text:line-break/><text:line-break/></text:span>既有的政治，就像一種與眾人無關的權貴遊戲，操弄某種空洞術語，藉以掠奪權力。尤有甚者，操弄族群仇恨以反中，以台獨建國捍衛民主等等詐術，長期行使詐騙，以眾人福祉為代價，謀取私人暴利與權力。<text:span text:style-name="T3"> <text:line-break/><text:line-break/></text:span>這樣一種政治現狀的反面，就是韓流。更簡單的說法就是建制派與反建制派。對長期政治現狀不滿的，請投韓國瑜。對政治基本權力結構很滿意的，請投給其他人。<text:span text:style-name="T3"> <text:line-break/><text:line-break/></text:span>團結當然是要團結，問題是團誰的結？難道你真以為倘若韓初選勝出，<text:span text:style-name="T3">"</text:span>黑韓產業鍊<text:span text:style-name="T3">" </text:span>將來會幫韓國瑜選總統？當然不會。它恐怕只會結合綠營，更加瘋狂來打殺韓國瑜。是韓流本身才需要團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